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1925" officeooo:paragraph-rsid="001d192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d1925" officeooo:paragraph-rsid="001d1925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e384f" officeooo:paragraph-rsid="001e384f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21f2fd" officeooo:paragraph-rsid="0021f2fd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3bde2" officeooo:paragraph-rsid="0023bde2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2584c2" officeooo:paragraph-rsid="002584c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63d83" officeooo:paragraph-rsid="00263d83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275606" officeooo:paragraph-rsid="0027560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89583" officeooo:paragraph-rsid="00289583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a6b20" officeooo:paragraph-rsid="002a6b20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c01c3" officeooo:paragraph-rsid="002c01c3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c9b6b" officeooo:paragraph-rsid="002c9b6b"/>
    </style:style>
    <style:style style:name="T1" style:family="text">
      <style:text-properties officeooo:rsid="001f2d4a"/>
    </style:style>
    <style:style style:name="T2" style:family="text">
      <style:text-properties officeooo:rsid="002a6b20"/>
    </style:style>
    <style:style style:name="T3" style:family="text">
      <style:text-properties officeooo:rsid="002c01c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 19: Knowledge In Learning</text:p>
      <text:list xml:id="list912882592" text:style-name="L1">
        <text:list-item>
          <text:p text:style-name="P2">A Logical Formulation of Learning</text:p>
        </text:list-item>
      </text:list>
      <text:list xml:id="list834674704" text:style-name="L2">
        <text:list-item>
          <text:p text:style-name="P3">Let’s represent the hypothesis, <text:span text:style-name="T1">examples descriptions, and classifications</text:span> from Ch 18 as logical sentences. <text:span text:style-name="T1">This allows us to incrementally develop hypotheses and use prior knowledge in the form of pre-learning sentences.</text:span></text:p>
          <text:list>
            <text:list-item>
              <text:p text:style-name="P4">Converting descriptions and classifications into logical sentences, the training set becomes the conjunction of all the example descriptions and goal literals.</text:p>
            </text:list-item>
            <text:list-item>
              <text:p text:style-name="P5">Extension – set of examples that satisfy a hypothesis’ candidate definition (an expression involving attribute predicates)</text:p>
              <text:list>
                <text:list-item>
                  <text:p text:style-name="P5">hypothesis are inconsistent if they have different extensions</text:p>
                </text:list-item>
              </text:list>
            </text:list-item>
            <text:list-item>
              <text:p text:style-name="P5">the learning algorithm considers the hypothesis space <draw:frame draw:style-name="fr1" draw:name="Object1" text:anchor-type="as-char" svg:y="-0.1484in" svg:width="1.3193in" svg:height="0.2091in" draw:z-index="0"><draw:object xlink:href="./Object 1" xlink:type="simple" xlink:show="embed" xlink:actuate="onLoad"/><draw:image xlink:href="./ObjectReplacements/Object 1" xlink:type="simple" xlink:show="embed" xlink:actuate="onLoad"/></draw:frame>and rules out hypothesis if they are inconsistent with encountered examples</text:p>
              <text:list>
                <text:list-item>
                  <text:p text:style-name="P5">a hypothesis is inconsistent if the example is a false negative or false positive</text:p>
                </text:list-item>
                <text:list-item>
                  <text:p text:style-name="P5">we assume the examples are true and rule out a hypothesis using resolution</text:p>
                </text:list-item>
              </text:list>
            </text:list-item>
            <text:list-item>
              <text:p text:style-name="P5">A resolution &amp; enumeration based learning system will be very slow</text:p>
            </text:list-item>
          </text:list>
        </text:list-item>
        <text:list-item>
          <text:p text:style-name="P6">Current-best-hypothesis – maintain a single hypothesis and adjust it to be consistent with new examples</text:p>
          <text:list>
            <text:list-item>
              <text:p text:style-name="P6">Generalization-extending the extension of a hypothesis to accommodate a false negative</text:p>
              <text:list>
                <text:list-item>
                  <text:p text:style-name="P6">If hypothesis <draw:frame draw:style-name="fr1" draw:name="Object2" text:anchor-type="as-char" svg:y="-0.1484in" svg:width="0.2161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with definition <draw:frame draw:style-name="fr1" draw:name="Object3" text:anchor-type="as-char" svg:y="-0.1484in" svg:width="0.2492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is a generalization of <draw:frame draw:style-name="fr1" draw:name="Object4" text:anchor-type="as-char" svg:y="-0.1484in" svg:width="0.2161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with definition <draw:frame draw:style-name="fr1" draw:name="Object5" text:anchor-type="as-char" svg:y="-0.1484in" svg:width="0.2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then <draw:frame draw:style-name="fr1" draw:name="Object6" text:anchor-type="as-char" svg:y="-0.152in" svg:width="1.3173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( To get a generalization of <draw:frame draw:style-name="fr1" draw:name="Object7" text:anchor-type="as-char" svg:y="-0.1484in" svg:width="0.216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we find a definition<draw:frame draw:style-name="fr1" draw:name="Object8" text:anchor-type="as-char" svg:y="-0.1484in" svg:width="0.2492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that is implied by<draw:frame draw:style-name="fr1" draw:name="Object9" text:anchor-type="as-char" svg:y="-0.1484in" svg:width="0.25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    <text:list>
                    <text:list-item>
                      <text:p text:style-name="P7">one method of generalization is dropping conditions on the definitions</text:p>
                    </text:list-item>
                  </text:list>
                </text:list-item>
              </text:list>
            </text:list-item>
            <text:list-item>
              <text:p text:style-name="P6">Specialization-decreasing the extension to accommodate a false positive</text:p>
              <text:list>
                <text:list-item>
                  <text:p text:style-name="P7">we can add more conditions (retaining consistency) to specialize the hypothesis </text:p>
                </text:list-item>
              </text:list>
            </text:list-item>
            <text:list-item>
              <text:p text:style-name="P8">this algorithm is nondeterministic and often must backtrack to find good hypotheses</text:p>
              <text:list>
                <text:list-item>
                  <text:p text:style-name="P8">but this is very computationally expensive</text:p>
                </text:list-item>
              </text:list>
            </text:list-item>
          </text:list>
        </text:list-item>
        <text:list-item>
          <text:p text:style-name="P8">Least-commitment search (candidate elimination algorithm) – do not adjust hypothesis, rather, eliminate hypotheses until decent ones remain</text:p>
          <text:list>
            <text:list-item>
              <text:p text:style-name="P9">the hypothesis space might be too large to track all valid hypotheses </text:p>
              <text:list>
                <text:list-item>
                  <text:p text:style-name="P9">We use generalization/specialization as a partial ordering on the hypothesis space and <text:span text:style-name="T2">use them as boundaries to obtain a much smaller, bounded hypothesis space</text:span></text:p>
                </text:list-item>
                <text:list-item>
                  <text:p text:style-name="P10">The hypotheses in this bounded set are guaranteed to be consistent, <text:span text:style-name="T3">but updating the boundary sets S and G can be tricky (see algorithm on page 775)</text:span></text:p>
                </text:list-item>
              </text:list>
            </text:list-item>
            <text:list-item>
              <text:p text:style-name="P12">Drawbacks: noise or insufficient attributes → version space collapse; management of sets S and G; cardinality of S and G may grow exponentially</text:p>
            </text:list-item>
          </text:list>
        </text:list-item>
        <text:list-item>
          <text:p text:style-name="P12">Ex: Meta-DENDRAL(1978) used version space algorithm to predict molecule decomp.</text:p>
        </text:list-item>
        <text:list-item>
          <text:p text:style-name="P12">Ex: LEX(1983) used it to solve symbolic integral problems</text:p>
        </text:list-item>
        <text:list-item>
          <text:p text:style-name="P12">These approaches may not be practical due to noise, but they tell us a lot about the logical structure of the hypothesis space we are interested in</text:p>
        </text:list-item>
      </text:list>
      <text:list xml:id="list1019339144702" text:continue-list="list912882592" text:style-name="L1">
        <text:list-item>
          <text:p text:style-name="P11">Knowledge In Learning</text:p>
        </text:list-item>
        <text:list-item>
          <text:p text:style-name="P11">Explanation-Based Learning</text:p>
        </text:list-item>
        <text:list-item>
          <text:p text:style-name="P11">Learning Using Relevance information</text:p>
        </text:list-item>
        <text:list-item>
          <text:p text:style-name="P11">Inductive Logic Programming</text:p>
        </text:list-item>
        <text:list-item>
          <text:p text:style-name="P11">Summa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4:19:31.805462624</meta:creation-date>
    <dc:date>2019-02-04T00:10:19.218418330</dc:date>
    <meta:editing-duration>PT31M2S</meta:editing-duration>
    <meta:editing-cycles>3</meta:editing-cycles>
    <meta:generator>LibreOffice/6.0.7.3$Linux_X86_64 LibreOffice_project/00m0$Build-3</meta:generator>
    <meta:document-statistic meta:table-count="0" meta:image-count="0" meta:object-count="9" meta:page-count="1" meta:paragraph-count="31" meta:word-count="428" meta:character-count="2747" meta:non-whitespace-character-count="2374"/>
  </office:meta>
</office:document-meta>
</file>

<file path=Object 1/content.xml><?xml version="1.0" encoding="utf-8"?>
<math xmlns="http://www.w3.org/1998/Math/MathML" display="block">
  <semantics>
    <mrow>
      <mi>H</mi>
      <mo stretchy="false">=</mo>
      <mrow>
        <msub>
          <mi>h</mi>
          <mn>1</mn>
        </msub>
        <mo stretchy="false">∨</mo>
        <msub>
          <mi>h</mi>
          <mn>2</mn>
        </msub>
        <mo stretchy="false">∨</mo>
        <mn>...</mn>
        <mo stretchy="false">∨</mo>
        <msub>
          <mi>h</mi>
          <mi>n</mi>
        </msub>
      </mrow>
    </mrow>
    <annotation encoding="StarMath 5.0">H = h_1 or h_2 or ... or h_n</annotation>
  </semantics>
</math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4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/content.xml><?xml version="1.0" encoding="utf-8"?>
<math xmlns="http://www.w3.org/1998/Math/MathML" display="block">
  <semantics>
    <mrow>
      <mo stretchy="false">∀</mo>
      <mi>x</mi>
      <msub>
        <mi>C</mi>
        <mn>2</mn>
      </msub>
      <mrow>
        <mo fence="true" stretchy="false">(</mo>
        <mrow>
          <mi>x</mi>
        </mrow>
        <mo fence="true" stretchy="false">)</mo>
      </mrow>
      <mo stretchy="false">⇒</mo>
      <msub>
        <mi>C</mi>
        <mn>1</mn>
      </msub>
      <mrow>
        <mo fence="true" stretchy="false">(</mo>
        <mrow>
          <mi>x</mi>
        </mrow>
        <mo fence="true" stretchy="false">)</mo>
      </mrow>
    </mrow>
    <annotation encoding="StarMath 5.0">forall x C_2( x ) drarrow C_1( x ) </annotation>
  </semantics>
</math>
</file>

<file path=Object 7/content.xml><?xml version="1.0" encoding="utf-8"?>
<math xmlns="http://www.w3.org/1998/Math/MathML" display="block">
  <semantics>
    <msub>
      <mi>h</mi>
      <mn>2</mn>
    </msub>
    <annotation encoding="StarMath 5.0">h_2</annotation>
  </semantics>
</math>
</file>

<file path=Object 8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9/content.xml><?xml version="1.0" encoding="utf-8"?>
<math xmlns="http://www.w3.org/1998/Math/MathML" display="block">
  <semantics>
    <msub>
      <mi>C</mi>
      <mn>2</mn>
    </msub>
    <annotation encoding="StarMath 5.0">C_2</annotation>
  </semantics>
</math>
</file>